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800f4" officeooo:paragraph-rsid="000800f4"/>
    </style:style>
    <style:style style:name="P3" style:family="paragraph" style:parent-style-name="Standard">
      <style:paragraph-properties fo:text-align="start" style:justify-single-word="false"/>
      <style:text-properties officeooo:rsid="0008f92f" officeooo:paragraph-rsid="0008f92f"/>
    </style:style>
    <style:style style:name="T1" style:family="text">
      <style:text-properties officeooo:rsid="000800f4"/>
    </style:style>
    <style:style style:name="T2" style:family="text">
      <style:text-properties officeooo:rsid="000bc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3. Bibliografía.</text:p>
      <text:p text:style-name="P1"/>
      <text:p text:style-name="P2">Toda la información y datos que se han utilizado en este proyecto han sido extraídos de los siguientes sitios web :</text:p>
      <text:p text:style-name="P1"/>
      <text:p text:style-name="P1"><text:span text:style-name="T1">-</text:span><text:a xlink:type="simple" xlink:href="http://www.digitalocean.com/" text:style-name="Internet_20_link" text:visited-style-name="Visited_20_Internet_20_Link"><text:span text:style-name="T1">www.digitalocean.com</text:span></text:a></text:p>
      <text:p text:style-name="P1"/>
      <text:p text:style-name="P3">-https://certbot.eff.org/</text:p>
      <text:p text:style-name="P3"/>
      <text:p text:style-name="P3"><text:a xlink:type="simple" xlink:href="http://www.noip.com/" text:style-name="Internet_20_link" text:visited-style-name="Visited_20_Internet_20_Link"><text:span text:style-name="T2">www.noip.com</text:span></text:a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2T11:31:16.411000000</meta:creation-date>
    <meta:generator>LibreOffice/7.1.0.3$Windows_X86_64 LibreOffice_project/f6099ecf3d29644b5008cc8f48f42f4a40986e4c</meta:generator>
    <dc:date>2021-06-14T20:09:36.470000000</dc:date>
    <meta:editing-duration>PT17M46S</meta:editing-duration>
    <meta:editing-cycles>4</meta:editing-cycles>
    <meta:document-statistic meta:table-count="0" meta:image-count="0" meta:object-count="0" meta:page-count="1" meta:paragraph-count="5" meta:word-count="26" meta:character-count="190" meta:non-whitespace-character-count="169"/>
  </office:meta>
</office:document-meta>
</file>